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1376416C10731297.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3"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Text_20_body">
      <style:paragraph-properties fo:margin-left="0cm" fo:margin-right="0cm"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6"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8"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9"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30"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1" style:family="paragraph" style:parent-style-name="Text_20_body">
      <style:text-properties fo:font-variant="normal" fo:text-transform="none" style:font-name="Lato" fo:font-size="12pt" fo:letter-spacing="normal" fo:font-style="normal" fo:font-weight="normal"/>
    </style:style>
    <style:style style:name="P32" style:family="paragraph" style:parent-style-name="Text_20_body">
      <style:text-properties fo:font-variant="normal" fo:text-transform="none" style:font-name="Lato" fo:font-size="12pt" fo:letter-spacing="normal" fo:font-style="normal" fo:font-weight="normal" officeooo:paragraph-rsid="00321ad5"/>
    </style:style>
    <style:style style:name="P33" style:family="paragraph" style:parent-style-name="Text_20_body">
      <style:text-properties fo:font-variant="normal" fo:text-transform="none" style:font-name="Lato" fo:font-size="12pt" fo:font-style="normal" fo:font-weight="normal" officeooo:paragraph-rsid="0029a961"/>
    </style:style>
    <style:style style:name="P34" style:family="paragraph" style:parent-style-name="Text_20_body">
      <style:text-properties fo:font-variant="normal" fo:text-transform="none" fo:letter-spacing="normal"/>
    </style:style>
    <style:style style:name="P3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style:font-size-asian="12pt" style:font-size-complex="12pt"/>
    </style:style>
    <style:style style:name="P36"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3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style:font-name="DejaVu Sans" fo:font-size="12pt" style:font-size-asian="12pt" style:font-size-complex="12pt"/>
    </style:style>
    <style:style style:name="P38" style:family="paragraph" style:parent-style-name="Text_20_body">
      <style:paragraph-properties fo:margin-left="0cm" fo:margin-right="0cm" fo:margin-top="1.323cm" fo:margin-bottom="0.794cm" style:contextual-spacing="false" fo:line-height="160%" fo:orphans="2" fo:widows="2" fo:text-indent="1cm" style:auto-text-indent="false" fo:break-before="page"/>
      <style:text-properties style:font-name="DejaVu Sans" fo:font-size="12pt" style:font-size-asian="12pt" style:font-size-complex="12pt"/>
    </style:style>
    <style:style style:name="P39" style:family="paragraph" style:parent-style-name="Text_20_body">
      <style:text-properties style:font-name="DejaVu Sans" fo:font-size="12pt" style:font-size-asian="12pt" style:font-size-complex="12pt"/>
    </style:style>
    <style:style style:name="P40" style:family="paragraph" style:parent-style-name="Text_20_body">
      <style:text-properties style:font-name="DejaVu Sans" fo:font-size="12pt" officeooo:rsid="000fb686" officeooo:paragraph-rsid="00133952" style:font-size-asian="12pt" style:font-size-complex="12pt"/>
    </style:style>
    <style:style style:name="P41" style:family="paragraph" style:parent-style-name="Standard">
      <style:text-properties style:font-name="DejaVu Sans" fo:font-size="12pt" officeooo:rsid="000fb686" officeooo:paragraph-rsid="00133952" style:font-size-asian="12pt" style:font-size-complex="12pt"/>
    </style:style>
    <style:style style:name="P42" style:family="paragraph" style:parent-style-name="Text_20_body">
      <style:text-properties style:font-name="DejaVu Sans" fo:font-size="12pt" officeooo:paragraph-rsid="00133952" style:font-size-asian="12pt" style:font-size-complex="12pt"/>
    </style:style>
    <style:style style:name="P43" style:family="paragraph" style:parent-style-name="Text_20_body">
      <style:text-properties style:font-name="DejaVu Sans" fo:font-size="12pt" officeooo:paragraph-rsid="001f6f63" style:font-size-asian="12pt" style:font-size-complex="12pt"/>
    </style:style>
    <style:style style:name="P44" style:family="paragraph" style:parent-style-name="Text_20_body">
      <style:paragraph-properties fo:margin-top="0cm" fo:margin-bottom="0cm" style:contextual-spacing="false"/>
      <style:text-properties style:font-name="DejaVu Sans" fo:font-size="12pt" style:font-size-asian="12pt" style:font-size-complex="12pt"/>
    </style:style>
    <style:style style:name="P45"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46" style:family="paragraph" style:parent-style-name="Text_20_body">
      <style:paragraph-properties fo:margin-top="0cm" fo:margin-bottom="0cm" style:contextual-spacing="false" fo:text-align="center" style:justify-single-word="false"/>
      <style:text-properties style:font-name="DejaVu Sans" fo:font-size="12pt" style:font-size-asian="12pt" style:font-size-complex="12pt"/>
    </style:style>
    <style:style style:name="P47"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48" style:family="paragraph" style:parent-style-name="Text_20_body">
      <style:text-properties style:font-name="DejaVu Sans" fo:font-size="12pt" officeooo:paragraph-rsid="0033ec7f" style:font-size-asian="12pt" style:font-size-complex="12pt"/>
    </style:style>
    <style:style style:name="P49" style:family="paragraph" style:parent-style-name="Heading_20_3">
      <style:text-properties style:font-name="DejaVu Sans" fo:font-size="12pt" fo:font-weight="normal" style:font-size-asian="12pt" style:font-size-complex="12pt"/>
    </style:style>
    <style:style style:name="P50"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51"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2" style:family="paragraph" style:parent-style-name="Text_20_body">
      <style:text-properties style:font-name="inherit" fo:font-size="12pt" officeooo:paragraph-rsid="0011d4c1" style:font-size-asian="12pt" style:font-size-complex="12pt"/>
    </style:style>
    <style:style style:name="P53" style:family="paragraph" style:parent-style-name="Text_20_body">
      <style:text-properties officeooo:paragraph-rsid="00133952"/>
    </style:style>
    <style:style style:name="P54" style:family="paragraph" style:parent-style-name="Text_20_body">
      <style:paragraph-properties fo:margin-top="0cm" fo:margin-bottom="0cm" style:contextual-spacing="false" fo:text-align="center" style:justify-single-word="false"/>
    </style:style>
    <style:style style:name="P55" style:family="paragraph" style:parent-style-name="Standard">
      <style:paragraph-properties fo:margin-left="0cm" fo:margin-right="0cm" fo:orphans="2" fo:widows="2" fo:text-indent="0cm" style:auto-text-indent="false" fo:break-before="page"/>
      <style:text-properties officeooo:paragraph-rsid="002bcdcb"/>
    </style:style>
    <style:style style:name="P56" style:family="paragraph" style:parent-style-name="Standard">
      <style:paragraph-properties fo:margin-left="0cm" fo:margin-right="0cm" fo:orphans="2" fo:widows="2" fo:text-indent="0cm" style:auto-text-indent="false"/>
      <style:text-properties officeooo:paragraph-rsid="002bcdcb"/>
    </style:style>
    <style:style style:name="P57" style:family="paragraph" style:parent-style-name="Text_20_body">
      <style:text-properties officeooo:paragraph-rsid="00216438"/>
    </style:style>
    <style:style style:name="P58"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59" style:family="paragraph" style:parent-style-name="Text_20_body">
      <style:text-properties style:font-name="DejaVu Sans" fo:font-size="12pt" style:font-size-asian="12pt" style:font-size-complex="12pt"/>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6"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7"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8"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style>
    <style:style style:name="T12" style:family="text">
      <style:text-properties style:font-weight-complex="normal"/>
    </style:style>
    <style:style style:name="T13" style:family="text">
      <style:text-properties officeooo:rsid="001272cb"/>
    </style:style>
    <style:style style:name="T14" style:family="text">
      <style:text-properties style:font-name="DejaVu Sans"/>
    </style:style>
    <style:style style:name="T15" style:family="text">
      <style:text-properties style:font-name="DejaVu Sans" fo:font-size="12pt" style:font-size-asian="12pt" style:font-size-complex="12pt"/>
    </style:style>
    <style:style style:name="T16" style:family="text">
      <style:text-properties style:font-name="DejaVu Sans" fo:font-size="12pt" officeooo:rsid="001ec95a" style:font-size-asian="12pt" style:font-size-complex="12pt"/>
    </style:style>
    <style:style style:name="T17" style:family="text">
      <style:text-properties style:font-name="DejaVu Sans" officeooo:rsid="0011c3f7"/>
    </style:style>
    <style:style style:name="T18" style:family="text">
      <style:text-properties officeooo:rsid="00199f3b"/>
    </style:style>
    <style:style style:name="T19" style:family="text">
      <style:text-properties officeooo:rsid="001ec95a"/>
    </style:style>
    <style:style style:name="T20" style:family="text">
      <style:text-properties officeooo:rsid="001f6f63"/>
    </style:style>
    <style:style style:name="T21" style:family="text">
      <style:text-properties officeooo:rsid="00247785"/>
    </style:style>
    <style:style style:name="T22"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3" style:family="text">
      <style:text-properties fo:letter-spacing="normal"/>
    </style:style>
    <style:style style:name="T24" style:family="text">
      <style:text-properties officeooo:rsid="0033bad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Light And Dark Tantra</text:p>
      <text:p text:style-name="P23"/>
      <text:p text:style-name="P24"/>
      <text:p text:style-name="P24"/>
      <text:p text:style-name="P24"/>
      <text:p text:style-name="P24"/>
      <text:p text:style-name="P24"/>
      <text:p text:style-name="P30">William Enckhausen</text:p>
      <text:p text:style-name="P30"/>
      <text:p text:style-name="P2"/>
      <text:p text:style-name="P3"/>
      <text:p text:style-name="P12"><text:line-break/></text:p>
      <text:p text:style-name="P20">Introduction</text:p>
      <text:p text:style-name="P17"/>
      <text:p text:style-name="P18">  </text:p>
      <text:p text:style-name="P31">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1"><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2">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2">I was dissolv<text:span text:style-name="T24">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4"><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5.329cm" svg:height="3.261cm" draw:z-index="2"><draw:image xlink:href="Pictures/10000000000000A3000000643E46922A31CC7005.png" xlink:type="simple" xlink:show="embed" xlink:actuate="onLoad" draw:mime-type="image/png"/></draw:frame></draw:a></text:p>
      <text:p text:style-name="Text_20_body"/>
      <text:p text:style-name="Text_20_body"/>
      <text:p text:style-name="P31">(The kundalini was named Quetzalcoatl by the Toltecs and Kukulkan by the Mayas. A version of the image of Quetzalcoatl is on the Mexican national flag to this day. )</text:p>
      <text:p text:style-name="P31">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4">  </text:p>
      <text:p text:style-name="P31">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1">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4"><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7.969cm" svg:height="5.405cm" draw:z-index="3"><draw:image xlink:href="Pictures/1000000000000140000000DAA507CF84BFC4BC8B.jpg" xlink:type="simple" xlink:show="embed" xlink:actuate="onLoad" draw:mime-type="image/jpeg"/></draw:frame></draw:a></text:p>
      <text:p text:style-name="Text_20_body"/>
      <text:p text:style-name="P31">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1">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3"><text:span text:style-name="T23">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2"><text:line-break/></text:span></text:p>
      <text:p text:style-name="P9"/>
      <text:p text:style-name="P21">Personalities</text:p>
      <text:p text:style-name="P33"><text:span text:style-name="T22"><text:line-break/></text:span><text:a xlink:type="simple" xlink:href="https://workdrive.zoho.com/file/pleth6a3ef47cc67c460d97405f051294dfdd" text:style-name="Internet_20_link" text:visited-style-name="Visited_20_Internet_20_Link">When I was arrested in India</text:a><text:span text:style-name="T22">,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2">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2">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2">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2">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2">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6">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1">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18">n acharya </text:span>dressed in orange so many people doubt the good intentions of all <text:span text:style-name="T18">acharyas</text:span>.    </text:p>
      <text:p text:style-name="P6"/>
      <text:p text:style-name="P6"><text:span text:style-name="T18">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6"/>
      <text:p text:style-name="P51">Form And Formless</text:p>
      <text:p text:style-name="P41"/>
      <text:p text:style-name="P40">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2">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19">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3"><text:span text:style-name="T15">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5">the Bay Area and said his friend G. was the first hippie to ever exist.  It was 1964 and this man grew his hair out and started a gardening company called "Flower Power" with a </text:span><text:span text:style-name="T16">V</text:span><text:span text:style-name="T15">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5">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5"><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5">quixotic narco slayer.</text:span></text:a><text:span text:style-name="T15"><text:line-break/> </text:span></text:p>
      <text:p text:style-name="P42">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7"><draw:a xlink:type="simple" xlink:href="https://www.blogger.com/#"><draw:frame draw:style-name="fr1" draw:name="Imagen4" text:anchor-type="as-char" svg:width="6.749cm" svg:height="7.969cm" draw:z-index="4"><draw:image xlink:href="Pictures/100000000000010F0000014076EA2917A1DEA24F.jpg" xlink:type="simple" xlink:show="embed" xlink:actuate="onLoad" draw:mime-type="image/jpeg"/></draw:frame></draw:a></text:p>
      <text:p text:style-name="P27"><text:line-break/></text:p>
      <text:p text:style-name="P28"><text:span text:style-name="T10">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5">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7">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0">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9"/>
      <text:p text:style-name="P55"><text:bookmark text:name="2et92p0"/><text:span text:style-name="T5">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4">e</text:span><text:span text:style-name="T3">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6"><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8">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 interviewed the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the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the Devashish and have a conversation with him. The Devashish made a joke with me just after the court case and our deportation to the U.S. He said, “Have you seen Nirvananda’s new face yet?, he looks good with his new plastic surgery. ” He just laughed and walked away.<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35"/>
      <text:p text:style-name="P37"/>
      <text:p text:style-name="P15"><text:span text:style-name="T9">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2">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3"><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3">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9">Ananda Marga, A Revolution?</text:p>
      <text:p text:style-name="P36"><text:span text:style-name="T6">“</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2">Taraka Brahma</text:p>
      <text:section text:style-name="Sect1" text:name="TextSection">
        <text:p text:style-name="P13">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3">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3">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3">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3">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3"/>
        <text:p text:style-name="P13">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3"/>
        <text:p text:style-name="P13">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3">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3"><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4"><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3"/>
        <text:p text:style-name="P13"><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3"/>
        <text:p text:style-name="P13">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3"/>
        <text:p text:style-name="P13">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3"/>
        <text:p text:style-name="P13">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3"/>
        <text:p text:style-name="P13">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3"/>
        <text:p text:style-name="P13">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3"/>
        <text:p text:style-name="P13">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8"/>
        <text:p text:style-name="P50">Aghora <text:span text:style-name="T1">Tantra</text:span></text:p>
        <text:p text:style-name="P49">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5">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4"><text:line-break/>  </text:p>
        <text:p text:style-name="P46"><draw:a xlink:type="simple" xlink:href="https://draft.blogger.com/#"><draw:frame draw:style-name="fr1" draw:name="Imagen1" text:anchor-type="as-char" svg:width="5.479cm" svg:height="7.969cm" draw:z-index="0"><draw:image xlink:href="Pictures/10000000000000DC00000140536E6FA98007E3F7.jpg" xlink:type="simple" xlink:show="embed" xlink:actuate="onLoad" draw:mime-type="image/jpeg"/></draw:frame></draw:a></text:p>
        <text:p text:style-name="P39"/>
        <text:p text:style-name="P39">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ext:p>
        <text:p text:style-name="P39">The intense genocide started around 2012. The narcos left bodies strewn about across the valley. <text:s/>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9">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9">Just before this affair with the narcos I had a conversation with an old friend about microvita and occult power. He said that a tantric should never use positive <text:soft-page-break/>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48">A week later, the drama with the narco assassins started. Things were going well; no fear nor anger, nor even aggression stirring in my soul, even though they had me surrounded and I already knew of their intentions. They fired their guns off at night and later I heard a chainsaw start up but then I started to hear the Om sound with its infinite bliss and the Om sound became so loud it drowned out the sound of the chainsaw. <text:s/>I entirely forgot about the narcos as I was in a trance for several hours. <text:s/>When I returned to bodily consciousness I was fine, with all of my limbs still intact! <text:s/>The kundalini is indeed a divine force, the seed of the Macrocosmic divinity within the human microcosm. <text:s/>The kundalini created a spiritual shield to fight off the narco assassins. There was death and horror all around but internally everything was in harmony. </text:p>
        <text:p text:style-name="P48">At that time an old friend writes to me and implores me to forgive "CobraKiller" Shamitananda. I asked if this monk, Shamitananda,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9">That was a big mistake on his part because everything was so intense as I was fighting for my life against the Santa Muerte. My friend angered me and helped me to confuse categories of immoral, “adharmic” people in my mind. I then began <text:soft-page-break/>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39">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9">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9">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2"><text:a xlink:type="simple" xlink:href="https://draft.blogger.com/#" text:style-name="Internet_20_link" text:visited-style-name="Visited_20_Internet_20_Link"><text:span text:style-name="T14">Listen to "Padmasambhava"</text:span></text:a></text:p>
        <text:p text:style-name="P39">“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text:soft-page-break/>little more forgiveness for those enemies who surrender to his compassion and renounce their evil ways.</text:p>
        <text:p text:style-name="P39"><text:line-break/><draw:a xlink:type="simple" xlink:href="https://draft.blogger.com/#"><draw:frame draw:style-name="fr1" draw:name="Imagen2" text:anchor-type="as-char" svg:width="6.052cm" svg:height="7.969cm" draw:z-index="1"><draw:image xlink:href="Pictures/10000000000000F3000001401376416C10731297.jpg" xlink:type="simple" xlink:show="embed" xlink:actuate="onLoad" draw:mime-type="image/jpeg"/></draw:frame></draw:a></text:p>
        <text:p text:style-name="P39"> <text:line-break/><text:span text:style-name="T11">The Vajra flows both upward and downward. Vajra controls Ida and Pingula. Digesting good as well as evil, only those who become completely still inside the Shushumna may wield its power.</text:span></text:p>
        <text:p text:style-name="P39">“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9">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39">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9">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line-break/>Aghora Phobia</text:p>
        <text:p text:style-name="P39">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9">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9">Around here it has been pure Aghora, or extreme tantra, for the past five years as <text:soft-page-break/>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9">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39">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9">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9">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text:soft-page-break/>of the victims, refined and purified in the fire of Brahma, swim back upstream to the minds who perpetuate this genocide.</text:p>
        <text:p text:style-name="P39"/>
        <text:p text:style-name="P45"/>
        <text:p text:style-name="P39"/>
        <text:p text:style-name="P57"><text:a xlink:type="simple" xlink:href="mailto: enckwilliam@protonmail.com?subject=Subscribe" text:style-name="Internet_20_link" text:visited-style-name="Visited_20_Internet_20_Link"><text:span text:style-name="T17"/></text:a></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7-07T04:39:51.273282618</dc:date>
    <meta:editing-duration>PT1H57M24S</meta:editing-duration>
    <meta:editing-cycles>36</meta:editing-cycles>
    <meta:document-statistic meta:table-count="0" meta:image-count="5" meta:object-count="0" meta:page-count="79" meta:paragraph-count="141" meta:word-count="35093" meta:character-count="202667" meta:non-whitespace-character-count="167310"/>
  </office:meta>
</office:document-meta>
</file>